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1fc30d"/>
    </style:style>
    <style:style style:name="fr1" style:family="graphic" style:parent-style-name="Frame">
      <style:graphic-properties style:vertical-pos="from-top" style:vertical-rel="paragraph" style:horizontal-pos="from-left" style:horizontal-rel="paragraph"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6.549cm" svg:y="0.891cm" svg:width="5.304cm" draw:z-index="0"><draw:text-box fo:min-height="4.426cm"><text:p text:style-name="P1">asdf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4-26T16:22:05.944941304</meta:creation-date>
    <dc:date>2019-07-26T10:04:31.259533527</dc:date>
    <meta:editing-duration>PT1M7S</meta:editing-duration>
    <meta:editing-cycles>2</meta:editing-cycles>
    <meta:generator>LibreOfficeDev/6.4.0.0.alpha0$Linux_X86_64 LibreOffice_project/1c83faedbf520a842ac69e6c781a7541d44cdf34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